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Mono CJK SC1"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等线" svg:font-family="等线" style:font-family-generic="roman" style:font-pitch="variable"/>
    <style:font-face style:name="等线1" svg:font-family="等线" style:font-family-generic="system" style:font-pitch="variable"/>
  </office:font-face-decls>
  <office:automatic-styles>
    <style:style style:name="P1" style:family="paragraph" style:parent-style-name="Standard">
      <style:text-properties officeooo:paragraph-rsid="0007a5e6"/>
    </style:style>
    <style:style style:name="P2" style:family="paragraph" style:parent-style-name="Standard">
      <style:text-properties officeooo:paragraph-rsid="000980d2"/>
    </style:style>
    <style:style style:name="P3" style:family="paragraph" style:parent-style-name="Standard">
      <style:text-properties officeooo:paragraph-rsid="000a1dc6"/>
    </style:style>
    <style:style style:name="P4" style:family="paragraph" style:parent-style-name="Standard">
      <style:text-properties officeooo:paragraph-rsid="000a8d30"/>
    </style:style>
    <style:style style:name="P5" style:family="paragraph" style:parent-style-name="Standard">
      <style:text-properties officeooo:rsid="000a8d30" officeooo:paragraph-rsid="000a8d30"/>
    </style:style>
    <style:style style:name="P6" style:family="paragraph" style:parent-style-name="Standard">
      <style:text-properties officeooo:paragraph-rsid="000b0baf"/>
    </style:style>
    <style:style style:name="P7" style:family="paragraph" style:parent-style-name="Standard">
      <style:text-properties fo:language="en" fo:country="US" officeooo:paragraph-rsid="000980d2" style:language-asian="zh" style:country-asian="CN"/>
    </style:style>
    <style:style style:name="P8" style:family="paragraph" style:parent-style-name="Standard">
      <style:paragraph-properties fo:break-before="page"/>
    </style:style>
    <style:style style:name="P9" style:family="paragraph" style:parent-style-name="Title">
      <style:paragraph-properties fo:break-before="page"/>
    </style:style>
    <style:style style:name="P10" style:family="paragraph" style:parent-style-name="Heading_20_1" style:list-style-name="">
      <style:paragraph-properties fo:text-align="justify" style:justify-single-word="false" fo:orphans="0" fo:widows="0" fo:hyphenation-ladder-count="no-limit"/>
      <style:text-properties officeooo:rsid="001530cf" officeooo:paragraph-rsid="001530cf" fo:hyphenate="false" fo:hyphenation-remain-char-count="2" fo:hyphenation-push-char-count="2" loext:hyphenation-no-caps="false"/>
    </style:style>
    <style:style style:name="P11" style:family="paragraph" style:parent-style-name="Heading_20_3">
      <style:text-properties fo:font-size="9pt" style:font-size-asian="9pt" style:font-size-complex="9pt"/>
    </style:style>
    <style:style style:name="P12" style:family="paragraph" style:parent-style-name="Preformatted_20_Text" style:list-style-name="L9"/>
    <style:style style:name="P13" style:family="paragraph" style:parent-style-name="Preformatted_20_Text" style:list-style-name="L9">
      <style:paragraph-properties style:writing-mode="lr-tb"/>
    </style:style>
    <style:style style:name="P14" style:family="paragraph" style:parent-style-name="Preformatted_20_Text" style:list-style-name="L9">
      <style:paragraph-properties fo:margin-top="0in" fo:margin-bottom="0.1965in" style:contextual-spacing="false" style:writing-mode="lr-tb"/>
    </style:style>
    <style:style style:name="P15" style:family="paragraph" style:parent-style-name="Preformatted_20_Text">
      <style:paragraph-properties style:writing-mode="lr-tb"/>
    </style:style>
    <style:style style:name="P16" style:family="paragraph" style:parent-style-name="Preformatted_20_Text">
      <style:paragraph-properties fo:margin-top="0in" fo:margin-bottom="0.1965in" style:contextual-spacing="false" style:writing-mode="lr-tb"/>
    </style:style>
    <style:style style:name="P17" style:family="paragraph" style:parent-style-name="Preformatted_20_Text">
      <style:text-properties fo:font-weight="normal" officeooo:rsid="00135148" officeooo:paragraph-rsid="00135148" style:font-weight-asian="normal" style:font-weight-complex="normal"/>
    </style:style>
    <style:style style:name="P18" style:family="paragraph" style:parent-style-name="Standard">
      <style:text-properties officeooo:paragraph-rsid="000dd5cf"/>
    </style:style>
    <style:style style:name="P19" style:family="paragraph" style:parent-style-name="Standard">
      <style:text-properties officeooo:rsid="000f3eeb" officeooo:paragraph-rsid="000f3eeb"/>
    </style:style>
    <style:style style:name="P20" style:family="paragraph" style:parent-style-name="Standard">
      <style:text-properties officeooo:rsid="000f618c" officeooo:paragraph-rsid="000f618c"/>
    </style:style>
    <style:style style:name="P21" style:family="paragraph" style:parent-style-name="Standard">
      <style:paragraph-properties fo:break-before="page"/>
      <style:text-properties officeooo:paragraph-rsid="000f3eeb"/>
    </style:style>
    <style:style style:name="P22" style:family="paragraph" style:parent-style-name="Standard">
      <style:text-properties officeooo:paragraph-rsid="000f618c"/>
    </style:style>
    <style:style style:name="P23" style:family="paragraph" style:parent-style-name="Standard">
      <style:text-properties fo:font-weight="bold" officeooo:rsid="000f3eeb" officeooo:paragraph-rsid="000f3eeb" style:font-weight-asian="bold" style:font-weight-complex="bold"/>
    </style:style>
    <style:style style:name="P24" style:family="paragraph" style:parent-style-name="Standard">
      <style:text-properties officeooo:rsid="00135148" officeooo:paragraph-rsid="0015778f"/>
    </style:style>
    <style:style style:name="P25" style:family="paragraph" style:parent-style-name="Standard">
      <style:text-properties fo:font-weight="normal" officeooo:rsid="00135148" officeooo:paragraph-rsid="00135148" style:font-weight-asian="normal" style:font-weight-complex="normal"/>
    </style:style>
    <style:style style:name="P26" style:family="paragraph" style:parent-style-name="Standard">
      <style:text-properties fo:font-size="9pt" officeooo:rsid="000f618c" officeooo:paragraph-rsid="000f618c" style:font-size-asian="9pt" style:font-size-complex="9pt"/>
    </style:style>
    <style:style style:name="P27" style:family="paragraph" style:parent-style-name="Text_20_body" style:list-style-name="L1"/>
    <style:style style:name="P28" style:family="paragraph" style:parent-style-name="Text_20_body" style:list-style-name="L1">
      <style:paragraph-properties fo:margin-top="0in" fo:margin-bottom="0in" style:contextual-spacing="false"/>
    </style:style>
    <style:style style:name="P29" style:family="paragraph" style:parent-style-name="Text_20_body" style:list-style-name="L2"/>
    <style:style style:name="P30" style:family="paragraph" style:parent-style-name="Text_20_body" style:list-style-name="L2">
      <style:paragraph-properties fo:margin-top="0in" fo:margin-bottom="0in" style:contextual-spacing="false"/>
    </style:style>
    <style:style style:name="P31" style:family="paragraph" style:parent-style-name="Text_20_body">
      <style:text-properties officeooo:rsid="000f3eeb" officeooo:paragraph-rsid="000f3eeb"/>
    </style:style>
    <style:style style:name="P32" style:family="paragraph" style:parent-style-name="Text_20_body">
      <style:text-properties fo:font-size="9pt" officeooo:rsid="000f3eeb" officeooo:paragraph-rsid="000f3eeb" style:font-size-asian="9pt" style:font-size-complex="9pt"/>
    </style:style>
    <style:style style:name="P33" style:family="paragraph" style:parent-style-name="Text_20_body" style:list-style-name="L1">
      <style:paragraph-properties fo:margin-top="0in" fo:margin-bottom="0in" style:contextual-spacing="false"/>
      <style:text-properties fo:font-size="9pt" style:font-size-asian="9pt" style:font-size-complex="9pt"/>
    </style:style>
    <style:style style:name="P34" style:family="paragraph" style:parent-style-name="Text_20_body" style:list-style-name="L1">
      <style:text-properties fo:font-size="9pt" style:font-size-asian="9pt" style:font-size-complex="9pt"/>
    </style:style>
    <style:style style:name="P35" style:family="paragraph" style:parent-style-name="Text_20_body">
      <style:text-properties fo:font-size="9pt" style:font-size-asian="9pt" style:font-size-complex="9pt"/>
    </style:style>
    <style:style style:name="P36" style:family="paragraph" style:parent-style-name="Text_20_body" style:list-style-name="L6"/>
    <style:style style:name="P37" style:family="paragraph" style:parent-style-name="Text_20_body" style:list-style-name="L6">
      <style:paragraph-properties fo:margin-top="0in" fo:margin-bottom="0in" style:contextual-spacing="false"/>
    </style:style>
    <style:style style:name="P38" style:family="paragraph" style:parent-style-name="Text_20_body" style:list-style-name="L7"/>
    <style:style style:name="P39" style:family="paragraph" style:parent-style-name="Text_20_body" style:list-style-name="L7">
      <style:paragraph-properties fo:margin-top="0in" fo:margin-bottom="0in" style:contextual-spacing="false"/>
    </style:style>
    <style:style style:name="P40" style:family="paragraph" style:parent-style-name="Text_20_body" style:list-style-name="L8"/>
    <style:style style:name="P41" style:family="paragraph" style:parent-style-name="Text_20_body" style:list-style-name="L8">
      <style:paragraph-properties fo:margin-top="0in" fo:margin-bottom="0in" style:contextual-spacing="false"/>
    </style:style>
    <style:style style:name="P42" style:family="paragraph" style:parent-style-name="Text_20_body" style:list-style-name="L9"/>
    <style:style style:name="P43" style:family="paragraph" style:parent-style-name="Text_20_body" style:list-style-name="L9">
      <style:paragraph-properties fo:margin-top="0in" fo:margin-bottom="0in" style:contextual-spacing="false"/>
    </style:style>
    <style:style style:name="P44" style:family="paragraph" style:parent-style-name="Text_20_body" style:list-style-name="L10"/>
    <style:style style:name="P45" style:family="paragraph" style:parent-style-name="Text_20_body" style:list-style-name="L10">
      <style:paragraph-properties fo:margin-top="0in" fo:margin-bottom="0in" style:contextual-spacing="false"/>
    </style:style>
    <style:style style:name="P46" style:family="paragraph" style:parent-style-name="Text_20_body">
      <style:text-properties officeooo:rsid="000f618c" officeooo:paragraph-rsid="000f618c"/>
    </style:style>
    <style:style style:name="P47" style:family="paragraph" style:parent-style-name="Text_20_body" style:list-style-name="L11"/>
    <style:style style:name="P48" style:family="paragraph" style:parent-style-name="Text_20_body" style:list-style-name="L11">
      <style:paragraph-properties fo:margin-top="0in" fo:margin-bottom="0in" style:contextual-spacing="false"/>
    </style:style>
    <style:style style:name="P49" style:family="paragraph" style:parent-style-name="Text_20_body" style:list-style-name="">
      <style:paragraph-properties fo:text-align="justify" style:justify-single-word="false" fo:orphans="0" fo:widows="0" fo:hyphenation-ladder-count="no-limit"/>
      <style:text-properties officeooo:rsid="001530cf" officeooo:paragraph-rsid="001530cf" fo:hyphenate="false" fo:hyphenation-remain-char-count="2" fo:hyphenation-push-char-count="2" loext:hyphenation-no-caps="false"/>
    </style:style>
    <style:style style:name="T1" style:family="text">
      <style:text-properties fo:language="en" fo:country="US"/>
    </style:style>
    <style:style style:name="T2" style:family="text">
      <style:text-properties fo:language="en" fo:country="US" style:language-asian="zh" style:country-asian="CN"/>
    </style:style>
    <style:style style:name="T3" style:family="text">
      <style:text-properties style:language-asian="zh" style:country-asian="CN"/>
    </style:style>
    <style:style style:name="T4" style:family="text">
      <style:text-properties officeooo:rsid="000a1dc6"/>
    </style:style>
    <style:style style:name="T5" style:family="text">
      <style:text-properties officeooo:rsid="000a8d30"/>
    </style:style>
    <style:style style:name="T6" style:family="text">
      <style:text-properties fo:font-weight="bold" style:font-weight-asian="bold" style:font-weight-complex="bold"/>
    </style:style>
    <style:style style:name="T7" style:family="text">
      <style:text-properties fo:font-weight="bold" officeooo:rsid="000f618c" style:font-weight-asian="bold" style:font-weight-complex="bold"/>
    </style:style>
    <style:style style:name="T8" style:family="text">
      <style:text-properties fo:font-weight="bold" officeooo:rsid="001108f4" style:font-weight-asian="bold" style:font-weight-complex="bold"/>
    </style:style>
    <style:style style:name="T9" style:family="text">
      <style:text-properties fo:font-weight="bold" officeooo:rsid="001530cf" style:font-weight-asian="bold" style:font-weight-complex="bold"/>
    </style:style>
    <style:style style:name="T10" style:family="text">
      <style:text-properties officeooo:rsid="000cdcc8"/>
    </style:style>
    <style:style style:name="T11" style:family="text">
      <style:text-properties officeooo:rsid="000dd5cf"/>
    </style:style>
    <style:style style:name="T12" style:family="text">
      <style:text-properties fo:font-size="10pt" style:font-size-asian="10pt" style:font-size-complex="10pt"/>
    </style:style>
    <style:style style:name="T13" style:family="text">
      <style:text-properties fo:font-size="9pt" style:font-size-asian="9pt" style:font-size-complex="9pt"/>
    </style:style>
    <style:style style:name="T14" style:family="text">
      <style:text-properties officeooo:rsid="000f618c"/>
    </style:style>
    <style:style style:name="T15" style:family="text">
      <style:text-properties officeooo:rsid="001108f4"/>
    </style:style>
    <style:style style:name="T16" style:family="text">
      <style:text-properties officeooo:rsid="001530cf"/>
    </style:style>
    <style:style style:name="T17" style:family="text">
      <style:text-properties officeooo:rsid="0015778f"/>
    </style:style>
    <style:style style:name="T18" style:family="text">
      <style:text-properties fo:font-size="12pt" fo:font-weight="bold" style:font-size-asian="12pt" style:font-weight-asian="bold" style:font-size-complex="12pt"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IS THIS </text:span><text:span text:style-name="T9">COMMAND AND RESPONSE </text:span><text:span text:style-name="T6">CORRECT?</text:span></text:p>
      <text:p text:style-name="P24"><text:span text:style-name="T6">Command order:</text:span></text:p>
      <text:p text:style-name="P17"><text:span text:style-name="Source_20_Text"/></text:p>
      <text:p text:style-name="P17"><text:span text:style-name="Source_20_Text">Start Address Frame Length</text:span></text:p>
      <text:p text:style-name="P15"><text:span text:style-name="Source_20_Text">Command Class Command Code</text:span></text:p>
      <text:p text:style-name="P15"><text:span text:style-name="Source_20_Text">Data Package</text:span></text:p>
      <text:p text:style-name="P16"><text:span text:style-name="Source_20_Text">Check End</text:span></text:p>
      <text:list xml:id="list662296857" text:style-name="L11">
        <text:list-item>
          <text:p text:style-name="P48"><text:span text:style-name="Strong_20_Emphasis">Start:</text:span> <text:span text:style-name="Source_20_Text">0x02</text:span></text:p>
        </text:list-item>
        <text:list-item>
          <text:p text:style-name="P48"><text:span text:style-name="Strong_20_Emphasis">Address:</text:span> <text:span text:style-name="Source_20_Text">ID</text:span> (1 byte)</text:p>
        </text:list-item>
        <text:list-item>
          <text:p text:style-name="P48"><text:span text:style-name="Strong_20_Emphasis">Frame Length:</text:span> <text:span text:style-name="Source_20_Text">0xLL 0xHH</text:span> (2 bytes)</text:p>
          <text:list>
            <text:list-item>
              <text:p text:style-name="P48"><text:span text:style-name="Strong_20_Emphasis">LL:</text:span> Low byte</text:p>
            </text:list-item>
            <text:list-item>
              <text:p text:style-name="P48"><text:span text:style-name="Strong_20_Emphasis">HH:</text:span> High byte</text:p>
            </text:list-item>
          </text:list>
        </text:list-item>
        <text:list-item>
          <text:p text:style-name="P48"><text:span text:style-name="Strong_20_Emphasis">Command Class:</text:span> <text:span text:style-name="Source_20_Text">*</text:span> (1 byte)</text:p>
        </text:list-item>
        <text:list-item>
          <text:p text:style-name="P48"><text:span text:style-name="Strong_20_Emphasis">Command Code:</text:span> <text:span text:style-name="Source_20_Text">*</text:span> (1 byte)</text:p>
        </text:list-item>
        <text:list-item>
          <text:p text:style-name="P48"><text:span text:style-name="Strong_20_Emphasis">Data Package:</text:span> <text:span text:style-name="Source_20_Text">…</text:span> (variable length)</text:p>
        </text:list-item>
        <text:list-item>
          <text:p text:style-name="P48"><text:span text:style-name="Strong_20_Emphasis">Check (CS):</text:span> <text:span text:style-name="Source_20_Text">*</text:span> (1 byte)</text:p>
        </text:list-item>
        <text:list-item>
          <text:p text:style-name="P47"><text:span text:style-name="Strong_20_Emphasis">End:</text:span> <text:span text:style-name="Source_20_Text">0x03</text:span></text:p>
        </text:list-item>
      </text:list>
      <text:p text:style-name="P25"/>
      <text:p text:style-name="P18"><text:span text:style-name="T6"/></text:p>
      <text:p text:style-name="P18"><text:span text:style-name="T6">Response order</text:span>: this is universal response order : </text:p>
      <text:p text:style-name="P18">"Start, Address ,Frame length ,Command Class, Status Code, Check End" </text:p>
      <text:p text:style-name="P18"><text:span text:style-name="T11">1. </text:span>start: 0x02</text:p>
      <text:p text:style-name="P18"><text:span text:style-name="T11">2. </text:span>Address: ID</text:p>
      <text:p text:style-name="P18"><text:span text:style-name="T11">3. </text:span>Frame length : 0xLL 0xHH</text:p>
      <text:p text:style-name="P18"><text:span text:style-name="T11">4. </text:span>command class: ‘A’</text:p>
      <text:p text:style-name="P18"><text:span text:style-name="T11">5. </text:span>status code :[ 0xFF:Correct command,</text:p>
      <text:p text:style-name="P18"><text:tab/><text:tab/><text:tab/><text:tab/>0x00:Checking error, </text:p>
      <text:p text:style-name="P18"><text:tab/><text:tab/><text:tab/><text:tab/>0x01:Invalid command, </text:p>
      <text:p text:style-name="P18"><text:tab/><text:tab/><text:tab/><text:tab/>0x02:Storage failure, </text:p>
      <text:p text:style-name="P18"><text:tab/><text:tab/><text:tab/><text:tab/>0x03:Parameter error, </text:p>
      <text:p text:style-name="P18"><text:tab/><text:tab/><text:tab/><text:tab/>0x06:Length error]</text:p>
      <text:p text:style-name="P18"><text:span text:style-name="T11">6. c</text:span>heck: CS</text:p>
      <text:p text:style-name="P18"><text:span text:style-name="T11">7. </text:span>End: 0x03</text:p>
      <text:p text:style-name="P21"><text:span text:style-name="T13"/></text:p>
      <text:p text:style-name="P20"/>
      <text:p text:style-name="Title"/>
      <text:p text:style-name="P26"><text:span text:style-name="T18">command</text:span>:<text:span text:style-name="T15">Hex</text:span> [2 01 04 00 51 50 06 00 AC 03]</text:p>
      <text:p text:style-name="P26"/>
      <text:p text:style-name="P46"><text:span text:style-name="Strong_20_Emphasis"><text:span text:style-name="T13">Let’s break down the command </text:span></text:span><text:span text:style-name="Strong_20_Emphasis"><text:span text:style-name="Source_20_Text"><text:span text:style-name="T13">2 01 04 00 51 50 06 00 AC 03</text:span></text:span></text:span><text:span text:style-name="Strong_20_Emphasis"><text:span text:style-name="T13"> according to the provided communication protocol format:</text:span></text:span></text:p>
      <text:p text:style-name="Text_20_body"><text:span text:style-name="Strong_20_Emphasis"><text:span text:style-name="T13">Command Breakdown:</text:span></text:span></text:p>
      <text:list xml:id="list2480292364" text:style-name="L8">
        <text:list-item>
          <text:p text:style-name="P40"><text:span text:style-name="Strong_20_Emphasis"><text:span text:style-name="T13">Start</text:span></text:span><text:span text:style-name="T13">: </text:span><text:span text:style-name="Source_20_Text"><text:span text:style-name="T13">0x02</text:span></text:span><text:span text:style-name="T13"><text:line-break/>In your data: </text:span><text:span text:style-name="Source_20_Text"><text:span text:style-name="T13">2</text:span></text:span><text:span text:style-name="T13"> (Hexadecimal </text:span><text:span text:style-name="Source_20_Text"><text:span text:style-name="T13">0x02</text:span></text:span><text:span text:style-name="T13">)</text:span></text:p>
        </text:list-item>
        <text:list-item>
          <text:p text:style-name="P40"><text:span text:style-name="Strong_20_Emphasis"><text:span text:style-name="T13">Address</text:span></text:span><text:span text:style-name="T13">: </text:span><text:span text:style-name="Source_20_Text"><text:span text:style-name="T13">0x01</text:span></text:span><text:span text:style-name="T13"><text:line-break/>In your data: </text:span><text:span text:style-name="Source_20_Text"><text:span text:style-name="T13">01</text:span></text:span><text:span text:style-name="T13"> (Hexadecimal </text:span><text:span text:style-name="Source_20_Text"><text:span text:style-name="T13">0x01</text:span></text:span><text:span text:style-name="T13">)</text:span></text:p>
        </text:list-item>
        <text:list-item>
          <text:p text:style-name="P40"><text:span text:style-name="Strong_20_Emphasis"><text:span text:style-name="T13">Frame Length</text:span></text:span><text:span text:style-name="T13">: </text:span><text:span text:style-name="Source_20_Text"><text:span text:style-name="T13">0xLL 0xHH</text:span></text:span><text:span text:style-name="T13"><text:line-break/>In your data: </text:span><text:span text:style-name="Source_20_Text"><text:span text:style-name="T13">04 00</text:span></text:span></text:p>
          <text:list>
            <text:list-item>
              <text:p text:style-name="P41"><text:span text:style-name="Source_20_Text"><text:span text:style-name="T13">0x04</text:span></text:span><text:span text:style-name="T13"> (Low byte)</text:span></text:p>
            </text:list-item>
            <text:list-item>
              <text:p text:style-name="P41"><text:span text:style-name="Source_20_Text"><text:span text:style-name="T13">0x00</text:span></text:span><text:span text:style-name="T13"> (High byte)<text:line-break/>This indicates the length of the frame. It includes the Frame Length bytes themselves, Command Class, Command Code, Data Package, and Check byte. In decimal, this is </text:span><text:span text:style-name="Source_20_Text"><text:span text:style-name="T13">0x0004</text:span></text:span><text:span text:style-name="T13">, meaning the frame length is 4 bytes.</text:span></text:p>
            </text:list-item>
          </text:list>
        </text:list-item>
        <text:list-item>
          <text:p text:style-name="P40"><text:span text:style-name="Strong_20_Emphasis"><text:span text:style-name="T13">Command Class</text:span></text:span><text:span text:style-name="T13">: </text:span><text:span text:style-name="Source_20_Text"><text:span text:style-name="T13">0x51</text:span></text:span><text:span text:style-name="T13"><text:line-break/>In your data: </text:span><text:span text:style-name="Source_20_Text"><text:span text:style-name="T13">51</text:span></text:span><text:span text:style-name="T13"> (Hexadecimal </text:span><text:span text:style-name="Source_20_Text"><text:span text:style-name="T13">0x51</text:span></text:span><text:span text:style-name="T13">)</text:span></text:p>
        </text:list-item>
        <text:list-item>
          <text:p text:style-name="P40"><text:span text:style-name="Strong_20_Emphasis"><text:span text:style-name="T13">Command Code</text:span></text:span><text:span text:style-name="T13">: </text:span><text:span text:style-name="Source_20_Text"><text:span text:style-name="T13">0x50</text:span></text:span><text:span text:style-name="T13"><text:line-break/>In your data: </text:span><text:span text:style-name="Source_20_Text"><text:span text:style-name="T13">50</text:span></text:span><text:span text:style-name="T13"> (Hexadecimal </text:span><text:span text:style-name="Source_20_Text"><text:span text:style-name="T13">0x50</text:span></text:span><text:span text:style-name="T13">)</text:span></text:p>
        </text:list-item>
        <text:list-item>
          <text:p text:style-name="P40"><text:span text:style-name="Strong_20_Emphasis"><text:span text:style-name="T13">Data Package</text:span></text:span><text:span text:style-name="T13">:<text:line-break/>The data following the Command Code up to the Check byte:</text:span></text:p>
          <text:list>
            <text:list-item>
              <text:p text:style-name="P41"><text:span text:style-name="T13">Data: </text:span><text:span text:style-name="Source_20_Text"><text:span text:style-name="T13">06 00</text:span></text:span><text:span text:style-name="T13"><text:line-break/>The data package length calculated from Frame Length is 4 bytes, but here the actual data is 2 bytes, so the rest might be reserved or part of the protocol structure.</text:span></text:p>
            </text:list-item>
          </text:list>
        </text:list-item>
        <text:list-item>
          <text:p text:style-name="P40"><text:span text:style-name="Strong_20_Emphasis"><text:span text:style-name="T13">Check (CS)</text:span></text:span><text:span text:style-name="T13">: </text:span><text:span text:style-name="Source_20_Text"><text:span text:style-name="T13">0xAC</text:span></text:span><text:span text:style-name="T13"><text:line-break/>In your data: </text:span><text:span text:style-name="Source_20_Text"><text:span text:style-name="T13">AC</text:span></text:span><text:span text:style-name="T13"> (Hexadecimal </text:span><text:span text:style-name="Source_20_Text"><text:span text:style-name="T13">0xAC</text:span></text:span><text:span text:style-name="T13">)</text:span></text:p>
        </text:list-item>
        <text:list-item>
          <text:p text:style-name="P40"><text:span text:style-name="Strong_20_Emphasis"><text:span text:style-name="T13">End</text:span></text:span><text:span text:style-name="T13">: </text:span><text:span text:style-name="Source_20_Text"><text:span text:style-name="T13">0x03</text:span></text:span><text:span text:style-name="T13"><text:line-break/>In your data: </text:span><text:span text:style-name="Source_20_Text"><text:span text:style-name="T13">03</text:span></text:span><text:span text:style-name="T13"> (Hexadecimal </text:span><text:span text:style-name="Source_20_Text"><text:span text:style-name="T13">0x03</text:span></text:span><text:span text:style-name="T13">)</text:span></text:p>
        </text:list-item>
      </text:list>
      <text:p text:style-name="Text_20_body"><text:soft-page-break/><text:span text:style-name="Strong_20_Emphasis"/></text:p>
      <text:p text:style-name="P20"/>
      <text:p text:style-name="P22"><text:span text:style-name="T7">Response : </text:span><text:span text:style-name="T8">int</text:span><text:span text:style-name="T14">: [ </text:span>2, 129, 84, 0, 81, 80, 6, 20, 30, 0, 0, 0, 0, 0, 0, 0, 0, 0, 0, 0, 0, 0, 0, 0, 0, 0, 0, 0, 0, 0, 0, 0, 0, 0, 0, 0, 0, 0, 0, 0, 0, 0, 0, 0, 0, 0, 0, 0, 0, 0, 0, 0, 0, 0, 0, 0, 0, 0, 0, 0, 0, 0, 0, 0, 0, 0, 0, 0, 0, 0, 0, 0, 0, 0, 0, 0, 0, 0, 0, 0, 0, 0, 0, 0, 0, 0, 0, 0, 174, 3]</text:p>
      <text:p text:style-name="P35">Let's break down the provided data according to the universal response format:</text:p>
      <text:list xml:id="list3303587486" text:style-name="L6">
        <text:list-item>
          <text:p text:style-name="P36"><text:span text:style-name="Strong_20_Emphasis">Start</text:span>: 0x02</text:p>
          <text:list>
            <text:list-item>
              <text:p text:style-name="P37">In your data: <text:span text:style-name="Source_20_Text">2</text:span> (This is in decimal, so it represents 0x02)</text:p>
            </text:list-item>
          </text:list>
        </text:list-item>
        <text:list-item>
          <text:p text:style-name="P36"><text:span text:style-name="Strong_20_Emphasis">Address</text:span>: ID</text:p>
          <text:list>
            <text:list-item>
              <text:p text:style-name="P37">In your data: <text:span text:style-name="Source_20_Text">129</text:span> (Decimal 129 is 0x81 in hex)</text:p>
            </text:list-item>
          </text:list>
        </text:list-item>
        <text:list-item>
          <text:p text:style-name="P36"><text:span text:style-name="Strong_20_Emphasis">Frame Length</text:span>: 0xLL 0xHH</text:p>
          <text:list>
            <text:list-item>
              <text:p text:style-name="P37">The next two bytes represent the frame length.</text:p>
            </text:list-item>
            <text:list-item>
              <text:p text:style-name="P37">In your data: <text:span text:style-name="Source_20_Text">84</text:span> and <text:span text:style-name="Source_20_Text">0</text:span></text:p>
              <text:list>
                <text:list-item>
                  <text:p text:style-name="P37"><text:span text:style-name="Source_20_Text">0x54</text:span> (84 in decimal) is <text:span text:style-name="Source_20_Text">LL</text:span></text:p>
                </text:list-item>
                <text:list-item>
                  <text:p text:style-name="P37"><text:span text:style-name="Source_20_Text">0x00</text:span> (0 in decimal) is <text:span text:style-name="Source_20_Text">HH</text:span></text:p>
                </text:list-item>
              </text:list>
            </text:list-item>
          </text:list>
        </text:list-item>
        <text:list-item>
          <text:p text:style-name="P36"><text:span text:style-name="Strong_20_Emphasis">Command Class</text:span>: 'A'</text:p>
          <text:list>
            <text:list-item>
              <text:p text:style-name="P37">In your data: <text:span text:style-name="Source_20_Text">81</text:span> (in hex, this is just a value and doesn’t correspond directly to 'A', but it could be a placeholder or a different class depending on context).</text:p>
            </text:list-item>
          </text:list>
        </text:list-item>
        <text:list-item>
          <text:p text:style-name="P36"><text:span text:style-name="Strong_20_Emphasis">Status Code</text:span>:</text:p>
          <text:list>
            <text:list-item>
              <text:p text:style-name="P37">In your data: <text:span text:style-name="Source_20_Text">80</text:span></text:p>
              <text:list>
                <text:list-item>
                  <text:p text:style-name="P37"><text:span text:style-name="Source_20_Text">0x80</text:span> in hex, which does not correspond to the listed status codes. This could be an error or a custom status.</text:p>
                </text:list-item>
              </text:list>
            </text:list-item>
          </text:list>
        </text:list-item>
        <text:list-item>
          <text:p text:style-name="P36"><text:span text:style-name="Strong_20_Emphasis">Check</text:span>: CS</text:p>
          <text:list>
            <text:list-item>
              <text:p text:style-name="P37">This is the checksum or cyclic redundancy check, and is typically at the end of the frame before the End byte. It’s not included in the given data, so we'll need to calculate it if required.</text:p>
            </text:list-item>
          </text:list>
        </text:list-item>
        <text:list-item>
          <text:p text:style-name="P36"><text:span text:style-name="Strong_20_Emphasis">End</text:span>: 0x03</text:p>
          <text:list>
            <text:list-item>
              <text:p text:style-name="P36">In your data: <text:span text:style-name="Source_20_Text">174</text:span> (Decimal 174 is 0xAE in hex, which is not <text:span text:style-name="Source_20_Text">0x03</text:span> as per the expected End byte.)</text:p>
            </text:list-item>
          </text:list>
        </text:list-item>
      </text:list>
      <text:p text:style-name="Text_20_body">Breaking down the data:</text:p>
      <text:list xml:id="list47408816" text:style-name="L7">
        <text:list-item>
          <text:p text:style-name="P39"><text:span text:style-name="Strong_20_Emphasis">Start</text:span>: <text:span text:style-name="Source_20_Text">2</text:span> (0x02)</text:p>
        </text:list-item>
        <text:list-item>
          <text:p text:style-name="P39"><text:span text:style-name="Strong_20_Emphasis">Address</text:span>: <text:span text:style-name="Source_20_Text">129</text:span> (0x81)</text:p>
        </text:list-item>
        <text:list-item>
          <text:p text:style-name="P39"><text:span text:style-name="Strong_20_Emphasis">Frame Length</text:span>: <text:span text:style-name="Source_20_Text">84 0</text:span> (0x54 0x00)</text:p>
        </text:list-item>
        <text:list-item>
          <text:p text:style-name="P39"><text:soft-page-break/><text:span text:style-name="Strong_20_Emphasis">Command Class</text:span>: <text:span text:style-name="Source_20_Text">81</text:span> (0x51) - seems unusual but assuming it's part of your protocol</text:p>
        </text:list-item>
        <text:list-item>
          <text:p text:style-name="P39"><text:span text:style-name="Strong_20_Emphasis">Status Code</text:span>: <text:span text:style-name="Source_20_Text">80</text:span> (0x50) - not matching the standard codes</text:p>
        </text:list-item>
        <text:list-item>
          <text:p text:style-name="P38"><text:span text:style-name="Strong_20_Emphasis">End</text:span>: <text:span text:style-name="Source_20_Text">174</text:span> (0xAE)</text:p>
        </text:list-item>
      </text:list>
      <text:p text:style-name="Text_20_body">The data <text:span text:style-name="Source_20_Text">2, 129, 84, 0, 81, 80, 6, 20, ... 0, 0, 0, 0, 0, 0, 0, 0, 174, 3</text:span> doesn’t exactly match the expected format, <text:span text:style-name="T6">as it contains extra bytes and mismatched end byte.</text:span></text:p>
      <text:p text:style-name="Text_20_body"/>
      <text:h text:style-name="P10" text:outline-level="1">How to resolve it?????</text:h>
      <text:h text:style-name="P49" text:outline-level="1">-------------------------------------------------------------</text:h>
      <text:p text:style-name="P9"><text:span text:style-name="T17">Hey </text:span><text:span text:style-name="T16">Kevin, </text:span>Please proofread it. <text:span text:style-name="T16">Is the translation correct enough?</text:span></text:p>
      <text:h text:style-name="Heading_20_1" text:outline-level="1">1、参数设置<text:span text:style-name="T2">Parameter setting</text:span></text:h>
      <text:p text:style-name="Standard">0x03：（货物参数设置<text:span text:style-name="T2">goods Parameter setting</text:span>）</text:p>
      <text:p text:style-name="Standard"><text:span text:style-name="T3">Sever sending</text:span>：</text:p>
      <text:p text:style-name="Standard"><text:s text:c="3"/>1）设置1个货道参数 Set 1 channel parameter</text:p>
      <text:p text:style-name="Standard"><text:s text:c="6"/>02 01 0B 00 57 50 03 00 01 0A 00 00 00 02 02 C5 03 </text:p>
      <text:p text:style-name="Standard"/>
      <text:p text:style-name="Standard"><text:s text:c="3"/>2）设置64个货道参数：Set 64 channel parameters</text:p>
      <text:p text:style-name="Standard"><text:s text:c="6"/>02 00 44 02 57 50 03 0A 01 F4 01 00 00 00 00 02 02 02 F4 01 00 00 00 00 02 02 03 F4 01 00 00 00 00 02 02 04 F4 01 00 00 00 00 02 02 05 F4 01 00 00 00 00 02 02 06 F4 01 00 00 00 00 02 02 07 F4 01 00 00 00 00 02 02 08 F4 01 00 00 00 00 02 02 09 F4 01 00 00 00 00 02 02 0A F4 01 00 00 00 00 02 02 0B F4 01 00 00 00 00 02 02 0C F4 01 00 00 00 00 02 02 0D F4 01 00 00 00 00 02 02 0E F4 01 00 00 00 00 02 02 0F F4 01 00 00 00 00 02 02 10 F4 01 00 00 00 00 02 02 11 F4 01 00 00 00 00 02 02 12 F4 01 00 00 00 00 02 02 13 F4 01 00 00 00 00 02 02 14 F4 01 00 00 00 00 02 02 15 F4 01 00 00 00 00 02 02 16 F4 01 00 00 00 00 02 02 17 F4 01 00 00 00 00 02 02 18 F4 01 00 00 00 00 02 02 19 F4 01 00 00 00 00 02 02 1A F4 01 00 00 00 00 02 02 1B F4 01 00 00 00 00 02 02 1C F4 01 00 00 00 00 02 02 1D F4 01 00 00 00 00 02 02 1E F4 01 00 00 00 00 02 02 1F F4 01 00 00 00 00 02 02 20 F4 01 00 00 00 00 02 02 21 F4 01 00 00 00 00 02 02 22 F4 01 00 00 00 00 02 02 23 F4 01 00 00 00 00 02 02 24 F4 01 00 00 00 00 02 02 25 F4 01 00 00 00 00 02 02 26 F4 01 00 00 00 00 02 02 27 F4 01 00 00 00 00 02 02 28 F4 01 00 00 00 00 02 02 29 F4 01 00 00 00 00 02 02 2A F4 01 00 00 00 00 02 02 2B F4 01 00 00 00 00 02 02 2C F4 01 00 00 00 00 02 02 2D F4 01 00 00 00 00 02 02 2E F4 01 00 00 00 00 02 02 2F F4 01 00 00 00 00 02 02 30 F4 01 00 00 00 00 02 02 31 F4 01 00 00 00 00 02 02 32 F4 01 00 00 00 00 02 02 33 F4 01 00 00 00 00 02 02 34 F4 01 00 00 00 00 02 02 35 F4 01 00 00 00 00 02 02 36 F4 01 00 00 00 00 02 02 37 F4 01 00 00 00 00 02 02 38 F4 01 00 00 00 00 02 02 39 F4 01 00 00 00 00 02 02 3A F4 01 00 00 00 00 02 02 3B F4 01 00 00 00 00 02 02 3C F4 01 00 00 00 00 02 02 3D F4 01 00 00 00 00 02 02 3E F4 01 00 00 00 00 02 02 3F F4 01 00 00 00 00 02 02 40 F4 01 00 00 00 00 02 02 5A 03 </text:p>
      <text:p text:style-name="Standard"/>
      <text:p text:style-name="Standard"><text:soft-page-break/>综合处理器应答：Integrated processor response:</text:p>
      <text:p text:style-name="Standard"><text:s text:c="6"/>02 81 07 00 57 50 1B E8 01 00 00 00 33 03</text:p>
      <text:p text:style-name="Standard"/>
      <text:p text:style-name="Standard"><text:s text:c="5"/></text:p>
      <text:p text:style-name="Standard">0x04：（设置信息上报参数<text:span text:style-name="T2">Configuration uploading Parameter</text:span>）</text:p>
      <text:p text:style-name="Standard"><text:span text:style-name="T3">Sever sending</text:span>：</text:p>
      <text:p text:style-name="Standard"><text:tab/>1）皆不使能 None enabled：</text:p>
      <text:p text:style-name="Standard"><text:tab/><text:tab/><text:tab/>02 01 0C 00 57 50 04 00 01 00 0F 00 00 01 00 00 C9 03</text:p>
      <text:p text:style-name="Standard"/>
      <text:p text:style-name="Standard"><text:tab/>2）通道状态使能 Channel status enabled:：</text:p>
      <text:p text:style-name="Standard"><text:s text:c="19"/>02 01 0C 00 57 50 04 01 01 00 0F 00 00 01 00 00 CA 03</text:p>
      <text:p text:style-name="Standard"/>
      <text:p text:style-name="Standard"><text:tab/>3）心跳使能 Heartbeat enabled:：</text:p>
      <text:p text:style-name="Standard"><text:s text:c="32"/>02 01 0C 00 57 50 04 00 01 01 0F 00 00 01 00 00 CA 03</text:p>
      <text:p text:style-name="Standard"/>
      <text:p text:style-name="Standard"><text:tab/>4）物品信息主动上报使能 Item information active reporting enabled：</text:p>
      <text:p text:style-name="Standard"><text:s text:c="30"/>02 01 0C 00 57 50 04 00 01 00 0F 01 00 01 00 00 CA 03</text:p>
      <text:p text:style-name="Standard"/>
      <text:p text:style-name="Standard"><text:tab/>5）门锁状态上报使能 Door lock status reporting enabled：</text:p>
      <text:p text:style-name="Standard"><text:s text:c="30"/>02 01 0C 00 57 50 04 00 01 00 0F 00 01 01 00 00 CA 03</text:p>
      <text:p text:style-name="Standard"/>
      <text:p text:style-name="Standard"><text:tab/>6）货道重量上报使能 Channel weight reporting enabled:</text:p>
      <text:p text:style-name="Standard"><text:s text:c="31"/>02 01 0C 00 57 50 04 00 01 00 0F 00 00 01 01 00 CA 03</text:p>
      <text:p text:style-name="Standard"/>
      <text:p text:style-name="Standard"><text:tab/>7）单元重量上报使能 Unit weight reporting enable:</text:p>
      <text:p text:style-name="Standard"><text:s text:c="31"/>02 01 0C 00 57 50 04 00 01 00 0F 00 00 01 00 01 CA 03</text:p>
      <text:p text:style-name="Standard"/>
      <text:p text:style-name="Standard"><text:tab/>8）皆使能 All enabled：</text:p>
      <text:p text:style-name="Standard"><text:s text:c="34"/>02 01 0C 00 57 50 04 01 01 01 0F 01 01 01 01 01 CF 03</text:p>
      <text:p text:style-name="Standard"/>
      <text:p text:style-name="Standard">0x05：（设置称台类型 Scale Type Setting)）</text:p>
      <text:p text:style-name="Standard"><text:tab/>1）4个货道/ 每个货道1个传感器 4 channels / 1 sensor per channel：</text:p>
      <text:p text:style-name="Standard"><text:s text:c="44"/>02 01 05 00 57 50 05 04 01 B7 03 <text:s text:c="11"/></text:p>
      <text:p text:style-name="Standard"/>
      <text:p text:style-name="Standard"><text:tab/>2）64个货道/ 每个货道1个传感器：64 channels / 1 sensor per channel:</text:p>
      <text:p text:style-name="Standard"><text:s text:c="30"/><text:tab/><text:tab/><text:tab/>02 01 05 00 57 50 05 40 01 F3 03</text:p>
      <text:p text:style-name="Standard"><text:s text:c="11"/></text:p>
      <text:p text:style-name="Standard"><text:tab/>3）2个货道/ 每个货道2个传感器：2 channels / 2 sensors per channel:</text:p>
      <text:p text:style-name="Standard"><text:s text:c="33"/><text:tab/><text:tab/>02 01 05 00 57 50 05 02 02 B6 03 <text:s text:c="5"/></text:p>
      <text:p text:style-name="Standard"><text:tab/><text:tab/></text:p>
      <text:p text:style-name="Standard"><text:tab/>4）2个货道/ 每个货道1个传感器：2 channels / 1 sensor per channel:</text:p>
      <text:p text:style-name="Standard"><text:tab/><text:tab/><text:tab/><text:tab/><text:tab/><text:tab/><text:tab/>02 01 05 00 57 50 05 02 01 B5 03 <text:s text:c="5"/></text:p>
      <text:p text:style-name="Standard"><text:s text:c="7"/></text:p>
      <text:p text:style-name="Standard"><text:tab/>5）1个货道/ 每个货道4个传感器：1 channel / 4 sensor per channel:</text:p>
      <text:p text:style-name="Standard"><text:soft-page-break/><text:s text:c="27"/><text:tab/><text:tab/><text:tab/>02 01 05 00 57 50 05 01 04 B7 03 <text:s text:c="5"/></text:p>
      <text:p text:style-name="Standard"><text:s text:c="6"/></text:p>
      <text:p text:style-name="Standard">0x06：（去皮 Tare）</text:p>
      <text:p text:style-name="Standard"><text:tab/>1）对所有货道去皮：Tare all channels:</text:p>
      <text:p text:style-name="Standard"><text:s text:c="9"/><text:tab/><text:tab/><text:tab/><text:tab/><text:tab/><text:tab/>02 01 04 00 57 50 06 00 B2 03 <text:s/></text:p>
      <text:p text:style-name="Standard"><text:tab/><text:tab/>(单个货道去皮时默认全部货道去皮成功 When taring a single channel, all <text:tab/><text:tab/>channels are assumed to have been successfully tared)</text:p>
      <text:p text:style-name="Standard"><text:s text:c="11"/></text:p>
      <text:p text:style-name="Standard"><text:tab/>2）单个货位（举例为64号）去皮：Tare single slot (example: slot 64)</text:p>
      <text:p text:style-name="Standard"><text:s text:c="43"/>02 01 04 00 57 50 06 64 16 03</text:p>
      <text:p text:style-name="Standard"><text:s text:c="9"/></text:p>
      <text:p text:style-name="Standard"/>
      <text:p text:style-name="Standard"/>
      <text:p text:style-name="Standard">0x07：（设置某货道当前商品个数)(Set Current Number of Items in a Channel)</text:p>
      <text:p text:style-name="Standard"><text:tab/>改变第四个货道货物数量为5：Change the number of items in the fourth channel to 5:</text:p>
      <text:p text:style-name="Standard"><text:s text:c="61"/>02 01 06 00 57 50 07 04 05 00 BE 03</text:p>
      <text:p text:style-name="Standard"/>
      <text:p text:style-name="Standard"/>
      <text:p text:style-name="Standard">0x08：（门锁开\关控制）Door Lock</text:p>
      <text:p text:style-name="P1"><text:tab/>开门状态 Open door status:：02 01 04 00 57 50 08 01 B5 03</text:p>
      <text:p text:style-name="Standard"><text:s text:c="6"/></text:p>
      <text:p text:style-name="Standard"><text:s text:c="3"/></text:p>
      <text:p text:style-name="P1">0x09：（时间设置 Time Setting）</text:p>
      <text:p text:style-name="P1"><text:s text:c="3"/>系统时间 System Time：</text:p>
      <text:p text:style-name="P1"><text:tab/><text:tab/><text:tab/>02 01 0F 00 57 50 09 31 39 31 32 30 39 31 38 35 38 30 30 2C 03</text:p>
      <text:p text:style-name="Standard"><text:s text:c="6"/></text:p>
      <text:p text:style-name="Standard"/>
      <text:p text:style-name="P2">0x0A：（输出设置 (Output Settings）</text:p>
      <text:p text:style-name="P2"><text:s text:c="3"/>输出控制 <text:span text:style-name="Strong_20_Emphasis">Output Control</text:span>:：02 01 05 00 57 50 0A 01 01 B9 03</text:p>
      <text:p text:style-name="Standard"/>
      <text:p text:style-name="Standard"/>
      <text:p text:style-name="Standard">------------------------------------------------------</text:p>
      <text:p text:style-name="Standard"/>
      <text:p text:style-name="P8"/>
      <text:p text:style-name="Standard"><text:span text:style-name="T5">###########################################</text:span> <text:s text:c="2"/></text:p>
      <text:h text:style-name="Heading_20_1" text:outline-level="1">2、查询指令 Query Commands</text:h>
      <text:h text:style-name="Heading_20_1" text:outline-level="1"/>
      <text:p text:style-name="Standard"/>
      <text:p text:style-name="P5"/>
      <text:p text:style-name="P6"><text:span text:style-name="T6">Query Commands: a)</text:span>、查询参数 Query Parameters</text:p>
      <text:p text:style-name="Standard"><text:s text:c="7"/></text:p>
      <text:p text:style-name="P2">0x01：（ID查询<text:span text:style-name="T3">，</text:span><text:span text:style-name="T2">查询所有控制器的ID时，ID为01</text:span><text:bookmark text:name="_GoBack"/><text:span text:style-name="T2"> </text:span></text:p>
      <text:p text:style-name="P7"><text:s text:c="3"/><text:tab/> <text:s text:c="7"/>ID Query, When querying IDs of all controllers, ID is 01<text:span text:style-name="T10">): </text:span></text:p>
      <text:p text:style-name="P2"><text:s text:c="3"/></text:p>
      <text:p text:style-name="P2"><text:span text:style-name="T2"><text:s text:c="16"/>Send</text:span> <text:s text:c="3"/>02 01 04 00 51 50 01 00 A7 03</text:p>
      <text:p text:style-name="Standard"/>
      <text:p text:style-name="Standard"><text:s text:c="2"/>应答<text:span text:style-name="T2">Response</text:span>：02 81 04 00 51 50 01 01 28 03 </text:p>
      <text:p text:style-name="Standard"><text:s text:c="7"/></text:p>
      <text:p text:style-name="P3">0x02：（网络参数查询 <text:s text:c="2"/>已经不用 <text:span text:style-name="T4">N</text:span>etwork parameter query — deprecated）</text:p>
      <text:p text:style-name="Standard"><text:s text:c="7"/>02 01 04 00 51 50 02 00 A8 03</text:p>
      <text:p text:style-name="Standard"/>
      <text:p text:style-name="P4"><text:s text:c="2"/>应答 response：</text:p>
      <text:p text:style-name="P4"><text:tab/><text:tab/>02 81 0D 00 51 50 1B E7 C0 A8 00 1B E7 40 1F C0 A8 00 C8 2A 03 <text:s/></text:p>
      <text:p text:style-name="Standard"/>
      <text:p text:style-name="Standard">0x03：（读货物配置参数 <text:s/>）<text:bookmark text:name="tw-target-text"/><text:span text:style-name="T1">Read cargo configuration parameters</text:span></text:p>
      <text:p text:style-name="Standard"><text:tab/><text:tab/> <text:s text:c="6"/>02 01 04 00 51 50 03 00 A9 03</text:p>
      <text:p text:style-name="Standard"/>
      <text:p text:style-name="Standard"/>
      <text:p text:style-name="Standard"/>
      <text:p text:style-name="P4"><text:s text:c="2"/>应答 Response：货道个数不同 different number of goods channels，输出的数据个数不同。The number of output data is different</text:p>
      <text:p text:style-name="P4"><text:s text:c="7"/>02 81 20 00 51 50 1B E8 04 01 0A 00 00 00 1B E7 1B E7 1B E7 0A 00 00 00 1B E7 1B E7 1B E8 0A 00 00 00 1B E7 1B E7 04 0A 00 00 00 1B E7 1B E7 8B 03 (默认值 default value)</text:p>
      <text:p text:style-name="Standard">---------------------------------</text:p>
      <text:p text:style-name="P4">0x04：（读系统配置参数 Read system configuration parameters）</text:p>
      <text:p text:style-name="Standard"><text:s text:c="7"/>02 01 04 00 51 50 04 00 AA 03</text:p>
      <text:p text:style-name="Standard"/>
      <text:p text:style-name="P4"><text:s text:c="2"/>应答 response：02 81 0A 00 51 50 04 00 01 00 0F 00 00 01 4A 03 <text:s/></text:p>
      <text:p text:style-name="Standard"><text:s/></text:p>
      <text:p text:style-name="Standard"/>
      <text:p text:style-name="Standard">-------------------------------</text:p>
      <text:p text:style-name="P4">0x05：（查询物品信息 Query item information"）</text:p>
      <text:p text:style-name="Standard"><text:soft-page-break/><text:s text:c="7"/>02 01 04 00 51 50 05 00 AB 03</text:p>
      <text:p text:style-name="Standard">-----------------------------</text:p>
      <text:p text:style-name="P4">0x06：（查询货道重量 Query channel weight）</text:p>
      <text:p text:style-name="Standard"><text:s text:c="7"/>02 01 04 00 51 50 06 00 AC 03</text:p>
      <text:p text:style-name="Standard"/>
      <text:p text:style-name="P4"><text:s text:c="2"/>应答 response：02 81 14 00 51 50 06 04 00 00 00 00 00 00 00 00 00 00 00 00 00 00 00 00 40 03 </text:p>
      <text:p text:style-name="Standard">-------------------------------------------</text:p>
      <text:p text:style-name="P4">0x07：（查询传感器重量 Query sensor weight）</text:p>
      <text:p text:style-name="Standard"><text:s text:c="7"/>02 01 04 00 51 50 07 00 AD 03</text:p>
      <text:p text:style-name="Standard"/>
      <text:p text:style-name="P4"><text:s text:c="2"/>应答 response：02 81 14 00 51 50 07 04 00 00 00 00 00 00 00 00 00 00 00 00 00 00 00 00 41 03 </text:p>
      <text:p text:style-name="Standard">-----------------------------------------------</text:p>
      <text:p text:style-name="P4">0x08：（读故障状态 Read fault status）</text:p>
      <text:p text:style-name="Standard"><text:s text:c="7"/>02 01 04 00 51 50 08 00 AE 03</text:p>
      <text:p text:style-name="P5">###############################################</text:p>
      <text:p text:style-name="P6"><text:span text:style-name="T6">Query Commands: b)、</text:span>查询状态 Query status</text:p>
      <text:p text:style-name="Standard"/>
      <text:p text:style-name="Standard">0x01:（查询单元通信状态）Query unit communication status</text:p>
      <text:p text:style-name="Standard"><text:s text:c="7"/>02 01 04 00 51 53 01 00 AA 03</text:p>
      <text:p text:style-name="Standard"><text:s/></text:p>
      <text:p text:style-name="P4"><text:s text:c="2"/>应答 response：02 81 08 00 51 53 01 04 0F 00 00 00 41 03 </text:p>
      <text:p text:style-name="Standard"/>
      <text:p text:style-name="P6">0x02:（查询门锁状态 "Query door lock status）</text:p>
      <text:p text:style-name="Standard"><text:s text:c="7"/>02 01 04 00 51 53 02 00 AB 03</text:p>
      <text:p text:style-name="Standard"/>
      <text:p text:style-name="P6"><text:s text:c="2"/>应答 response：02 81 05 00 51 53 1B E7 00 00 2C 03 </text:p>
      <text:p text:style-name="Standard"><text:s/></text:p>
      <text:p text:style-name="Standard">0x05:（查询IO口状态）</text:p>
      <text:p text:style-name="Standard"><text:s text:c="7"/>02 01 04 00 51 53 05 00 AE 03 </text:p>
      <text:p text:style-name="Standard"/>
      <text:p text:style-name="P6">-----------------------------------------------------------------------------------------</text:p>
      <text:p text:style-name="P6"><text:span text:style-name="T6">Query Commands c)</text:span>、查询软件版本号 Query software version number</text:p>
      <text:p text:style-name="Standard"><text:s text:c="2"/>发送：Send</text:p>
      <text:p text:style-name="Standard"><text:s text:c="7"/>02 01 03 00 51 56 00 AB 03</text:p>
      <text:p text:style-name="Standard"/>
      <text:p text:style-name="P6"><text:s text:c="2"/>应答 Response：02 81 1B 00 00 51 56 5A 48 59 2D 41 31 2E 30 2E 30 30 30 32 2E 31 39 30 38 32 39 5F 42 65 74 61 71 03 </text:p>
      <text:p text:style-name="Standard"/>
      <text:p text:style-name="Standard">d)、读故障日志Read the fault log</text:p>
      <text:p text:style-name="Standard"/>
      <text:p text:style-name="P6"><text:s text:c="2"/>读1条 Read one entry"：</text:p>
      <text:p text:style-name="Standard"><text:s text:c="7"/>02 01 04 00 51 45 01 00 9C 03</text:p>
      <text:p text:style-name="Standard"><text:soft-page-break/></text:p>
      <text:p text:style-name="P6"><text:s text:c="2"/>读5条 Read five entries：</text:p>
      <text:p text:style-name="Standard"><text:s text:c="7"/>02 01 04 00 51 45 05 00 A0 03</text:p>
      <text:p text:style-name="Standard"/>
      <text:p text:style-name="P6"><text:s text:c="2"/>读50条 Read fifty entries：</text:p>
      <text:p text:style-name="Standard"><text:s text:c="7"/>02 01 04 00 51 45 32 00 CD 03</text:p>
      <text:p text:style-name="Standard"/>
      <text:p text:style-name="P6"><text:s text:c="2"/>读200条 Read 200 entrie：</text:p>
      <text:p text:style-name="Standard"><text:s text:c="7"/>02 01 04 00 51 45 C8 00 63 03</text:p>
      <text:p text:style-name="Standard"/>
      <text:p text:style-name="P8"><text:tab/> <text:s text:c="2"/></text:p>
      <text:h text:style-name="Heading_20_1" text:outline-level="1">3、系统控制 System control</text:h>
      <text:p text:style-name="Standard">a)、系统复位：System reset</text:p>
      <text:p text:style-name="Standard"><text:s text:c="2"/>02 01 03 00 52 52 00 A8 03</text:p>
      <text:p text:style-name="Standard"><text:s text:c="2"/>综合处理器收到该指令，将会重启。</text:p>
      <text:p text:style-name="Standard"/>
      <text:p text:style-name="P6">b)、恢复出厂设置 Restore factory settings：</text:p>
      <text:p text:style-name="Standard"><text:s text:c="2"/>02 01 03 00 52 50 00 A6 03</text:p>
      <text:p text:style-name="Standard"><text:s text:c="2"/>综合处理器收到该指令，配置参数恢复为出厂设置值。</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Mono CJK SC1"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等线" svg:font-family="等线" style:font-family-generic="roman" style:font-pitch="variable"/>
    <style:font-face style:name="等线1"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等线" fo:font-size="10pt" fo:language="en" fo:country="US" style:letter-kerning="false" style:font-name-asian="等线1" style:font-size-asian="10pt" style:language-asian="zh" style:country-asian="CN" style:font-name-complex="DejaVu Sans"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loext:opacity="0%" style:font-name="等线" fo:font-size="10pt" fo:language="en" fo:country="US" style:letter-kerning="false" style:font-name-asian="等线1" style:font-size-asian="10pt" style:language-asian="zh" style:country-asian="CN" style:font-name-complex="DejaVu Sans"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justify" style:justify-single-word="false" fo:orphans="0" fo:widows="0" fo:hyphenation-ladder-count="no-limit" style:writing-mode="lr-tb"/>
      <style:text-properties style:use-window-font-color="true" loext:opacity="0%" style:font-name="等线" fo:font-family="等线" style:font-family-generic="roman" style:font-pitch="variable" fo:font-size="10.5pt" fo:language="en" fo:country="US" style:letter-kerning="true" style:font-name-asian="等线1" style:font-family-asian="等线" style:font-family-generic-asian="system" style:font-pitch-asian="variable" style:font-size-asian="10.5pt" style:language-asian="zh" style:country-asian="CN"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roman" style:font-pitch="variable" fo:font-size="10pt" style:font-name-asian="Noto Sans Mono CJK SC1" style:font-family-asian="'Noto Sans Mono CJK SC'"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13:45:00</meta:creation-date>
    <meta:initial-creator>果欣</meta:initial-creator>
    <dc:language>en-US</dc:language>
    <dc:date>2024-08-16T16:20:32.003476374</dc:date>
    <meta:editing-cycles>11</meta:editing-cycles>
    <meta:editing-duration>PT1H20M50S</meta:editing-duration>
    <meta:generator>LibreOffice/7.3.7.2$Linux_X86_64 LibreOffice_project/30$Build-2</meta:generator>
    <meta:document-statistic meta:table-count="0" meta:image-count="0" meta:object-count="0" meta:page-count="11" meta:paragraph-count="211" meta:word-count="2891" meta:character-count="11008" meta:non-whitespace-character-count="8062"/>
    <meta:user-defined meta:name="AppVersion">15.0000</meta:user-defined>
    <meta:user-defined meta:name="ICV">130D84051B724DAEAC9C769731B281C9_12</meta:user-defined>
    <meta:user-defined meta:name="KSOProductBuildVer">2052-12.1.0.17827</meta:user-defined>
    <meta:template xlink:type="simple" xlink:actuate="onRequest" xlink:title="Normal.dotm" xlink:href=""/>
  </office:meta>
</office:document-meta>
</file>